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971cm" fo:margin-left="0cm" fo:margin-right="0.836cm" table:align="margins"/>
    </style:style>
    <style:style style:name="Таблица1.A" style:family="table-column">
      <style:table-column-properties style:column-width="7.292cm" style:rel-column-width="26593*"/>
    </style:style>
    <style:style style:name="Таблица1.B" style:family="table-column">
      <style:table-column-properties style:column-width="10.679cm" style:rel-column-width="38942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ext_20_body" style:list-style-name="L2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005.png" xlink:type="simple" xlink:show="embed" xlink:actuate="onLoad"/></draw:frame></text:p>
          </table:table-cell>
          <table:table-cell table:style-name="Table1.B1" office:value-type="string">
            <text:h text:style-name="P8" text:outline-level="1">Полином <text:span text:style-name="T8">n-</text:span><text:span text:style-name="T1">ой степени</text:span>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<text:span text:style-name="T1"> </text:span>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251cm" svg:height="1.769cm" draw:z-index="1"><draw:image xlink:href="../images/000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<text:span text:style-name="T5">векторизован</text:span>, формирует значение выходного сигнала, вычисленное по формуле:</text:p>
            <text:p text:style-name="P3"><draw:frame draw:style-name="fr3" draw:name="Object9" text:anchor-type="as-char" svg:width="6.572cm" svg:height="0.691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,</text:p>
            <text:p text:style-name="P2">где<draw:frame draw:style-name="fr3" draw:name="Object6" text:anchor-type="as-char" svg:width="3.895cm" svg:height="0.621cm" draw:z-index="3"><draw:object xlink:href="./Object 8" xlink:type="simple" xlink:show="embed" xlink:actuate="onLoad"/><draw:image xlink:href="./ObjectReplacements/Object 8" xlink:type="simple" xlink:show="embed" xlink:actuate="onLoad"/><svg:desc>formula</svg:desc></draw:frame>– коэффициенты <text:span text:style-name="T1">полинома</text:span>, <draw:frame draw:style-name="fr3" draw:name="Object7" text:anchor-type="as-char" svg:width="1.087cm" svg:height="0.564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– выходно<text:span text:style-name="T1">й</text:span><text:span text:style-name="T15"> сигнал</text:span>,<draw:frame draw:style-name="fr3" draw:name="Object8" text:anchor-type="as-char" svg:width="0.376cm" svg:height="0.549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– текущее модельное время в секундах.</text:p>
            <text:p text:style-name="P2"><text:span text:style-name="T5">Свойства</text:span>:</text:p>
            <text:list xml:id="list3427562169751540234" text:style-name="L1">
              <text:list-item>
                <text:p text:style-name="P4">Коэффициенты полинома – вектор коэффициентов<draw:frame draw:style-name="fr3" draw:name="Object13" text:anchor-type="as-char" svg:width="3.895cm" svg:height="0.621cm" draw:z-index="6"><draw:object xlink:href="./Object 13" xlink:type="simple" xlink:show="embed" xlink:actuate="onLoad"/><draw:image xlink:href="./ObjectReplacements/Object 13" xlink:type="simple" xlink:show="embed" xlink:actuate="onLoad"/><svg:desc>formula</svg:desc></draw:frame>, или несколько векторов (<text:span text:style-name="T1">строк </text:span>матрицы) коэффициентов, где в каждой строке заданы значения коэффициентов полинома для соответствующего элемента выходного вектора.</text:p>
              </text:list-item>
            </text:list>
            <text:p text:style-name="P2"><text:span text:style-name="T1">Если свойство</text:span> задано <text:span text:style-name="T1">несколькими векторами (строками </text:span>матрицы), то коэффициенты полинома равны<text:span text:style-name="T8">:</text:span></text:p>
            <text:p text:style-name="P3"><draw:frame draw:style-name="fr3" draw:name="Объект2" text:anchor-type="as-char" svg:width="16.552cm" svg:height="0.755cm" draw:z-index="7"><draw:object xlink:href="./Object 4" xlink:type="simple" xlink:show="embed" xlink:actuate="onLoad"/><draw:image xlink:href="./ObjectReplacements/Object 4" xlink:type="simple" xlink:show="embed" xlink:actuate="onLoad"/></draw:frame>.</text:p>
            <text:p text:style-name="P2">В этом случае на выходе будет <text:span text:style-name="T6">векторный</text:span> сигнал<text:span text:style-name="T8">:</text:span></text:p>
            <text:p text:style-name="P3"><draw:frame draw:style-name="fr3" draw:name="Object1" text:anchor-type="as-char" svg:width="9.837cm" svg:height="0.691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2"><text:span text:style-name="T1">где</text:span><draw:frame draw:style-name="fr3" draw:name="Object10" text:anchor-type="as-char" svg:width="0.36cm" svg:height="0.549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– номер строки матрицы коэффициентов и номер элемента выходного вектора, <draw:frame draw:style-name="fr3" draw:name="Object2" text:anchor-type="as-char" svg:width="0.677cm" svg:height="0.549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8">– </text:span><text:span text:style-name="T1">размерность </text:span><text:span text:style-name="T8">i-</text:span><text:span text:style-name="T1">го вектора коэффициентов (</text:span><text:span text:style-name="T8">i-</text:span><text:span text:style-name="T1">ой строки матрицы)</text:span>. Размерности <text:span text:style-name="T1">векторов могут быть как </text:span><text:span text:style-name="T2">одинаковыми</text:span>, так и <text:span text:style-name="T6">различными</text:span><text:span text:style-name="T15">.</text:span></text:p>
            <text:p text:style-name="P2"><text:span text:style-name="T16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2"><text:span text:style-name="T3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ы полинома</text:p>
                </table:table-cell>
                <table:table-cell table:style-name="Таблица1.B3" office:value-type="string">
                  <text:p text:style-name="P2">[2,1,1,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oft-page-break/><text:span text:style-name="T5">Именован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ы полинома</text:p>
                </table:table-cell>
                <table:table-cell table:style-name="Таблица1.B3" office:value-type="string">
                  <text:p text:style-name="P2">[<text:span text:style-name="T8">c1</text:span>,<text:span text:style-name="T8">c2,c3,c4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5">Смешан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ы полинома</text:p>
                </table:table-cell>
                <table:table-cell table:style-name="Таблица1.B3" office:value-type="string">
                  <text:p text:style-name="P2"><text:span text:style-name="T8">[k0,k1</text:span>,<text:span text:style-name="T8">0.0</text:span>,<text:span text:style-name="T8">5.7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5">Векторное</text:span><text:span text:style-name="T16"> задание </text:span><text:span text:style-name="T4">свойств </text:span><text:span text:style-name="T14">(</text:span><text:span text:style-name="T4">матрица из двух строк разной размерности)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ы полинома</text:p>
                </table:table-cell>
                <table:table-cell table:style-name="Таблица1.B3" office:value-type="string">
                  <text:p text:style-name="P2"><text:span text:style-name="T8">[[k0,k1</text:span>,<text:span text:style-name="T8">0.0</text:span>,<text:span text:style-name="T8">5.7</text:span>],<text:span text:style-name="T8">[k0,k1,0.0,5.8,</text:span><text:span text:style-name="T1">0.01</text:span>]<text:span text:style-name="T8">]</text:span></text:p>
                </table:table-cell>
              </table:table-row>
            </table:table>
            <text:p text:style-name="P2"><text:span text:style-name="T5">Примечани</text:span><text:span text:style-name="T3">я</text:span>:</text:p>
            <text:list xml:id="list4361384050091911105" text:style-name="L2">
              <text:list-item>
                <text:p text:style-name="P5"><text:span text:style-name="T1">По умолчанию блок </text:span>формирует <text:span text:style-name="T7">скалярный</text:span> выходной сигнал.</text:p>
              </text:list-item>
              <text:list-item>
                <text:p text:style-name="P5"><text:span text:style-name="T9">Именованные свойства задаются как </text:span><text:span text:style-name="T12">локальные</text:span><text:span text:style-name="T9"> переменные модели (или субмодели) во вкладке </text:span><text:span text:style-name="T12">Параметры</text:span><text:span text:style-name="T9"> или как глобальные сигналы проекта при помощи пункта главного меню </text:span><text:span text:style-name="T12">Графика</text:span><text:span text:style-name="T9"> </text:span><text:span text:style-name="T10">→</text:span><text:span text:style-name="T11"> </text:span><text:span text:style-name="T13">Сигналы</text:span><text:span text:style-name="T9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лином n-ой степени</dc:title>
    <dc:date>2014-11-28T18:07:46.63</dc:date>
    <meta:generator>OpenOffice/4.1.1$Win32 OpenOffice.org_project/411m6$Build-9775</meta:generator>
    <meta:editing-duration>PT3H50M31S</meta:editing-duration>
    <meta:editing-cycles>68</meta:editing-cycles>
    <meta:document-statistic meta:table-count="2" meta:image-count="2" meta:object-count="9" meta:page-count="2" meta:paragraph-count="40" meta:word-count="188" meta:character-count="146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sub>
                  <mi>a</mi>
                  <mrow>
                    <mn>0,</mn>
                    <mi>i</mi>
                  </mrow>
                </msub>
                <mo stretchy="false">+</mo>
                <mrow>
                  <msub>
                    <mi>a</mi>
                    <mrow>
                      <mn>1,</mn>
                      <mi>i</mi>
                    </mrow>
                  </msub>
                  <mo stretchy="false">⋅</mo>
                  <mi>t</mi>
                </mrow>
              </mrow>
              <mo stretchy="false">+</mo>
              <mrow>
                <msub>
                  <mi>a</mi>
                  <mrow>
                    <mn>2,</mn>
                    <mi>i</mi>
                  </mrow>
                </msub>
                <mo stretchy="false">⋅</mo>
                <msup>
                  <mi>t</mi>
                  <mn>2</mn>
                </msup>
              </mrow>
            </mrow>
            <mo stretchy="false">+</mo>
            <mn>...</mn>
          </mrow>
          <mo stretchy="false">+</mo>
          <mrow>
            <msub>
              <mi>a</mi>
              <mrow>
                <mi>n</mi>
                <mi>i</mi>
                <mi>,</mi>
                <mi>i</mi>
              </mrow>
            </msub>
            <mo stretchy="false">⋅</mo>
            <msup>
              <mi>t</mi>
              <mrow>
                <mi>n</mi>
                <mi>i</mi>
              </mrow>
            </msup>
          </mrow>
        </mrow>
      </mrow>
      <mi>,</mi>
      <mi/>
      <mrow>
        <mi>i</mi>
        <mo stretchy="false">=</mo>
        <mn>1...m</mn>
      </mrow>
    </mrow>
    <annotation encoding="StarMath 5.0">y_i(t) = a_{0,i} + a_{1,i} cdot t + a_{2,i} cdot t^2 + ... + a_{n i,i} cdot t^{n i} , ~ i=1...m
</annotation>
  </semantics>
</math>
</file>

<file path=Object 10/content.xml><?xml version="1.0" encoding="utf-8"?>
<math xmlns="http://www.w3.org/1998/Math/MathML">
  <semantics>
    <mrow>
      <mi>t</mi>
    </mrow>
    <annotation encoding="StarMath 5.0">t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sub>
                  <mi>a</mi>
                  <mrow>
                    <mn>0</mn>
                  </mrow>
                </msub>
                <mo stretchy="false">+</mo>
                <mrow>
                  <msub>
                    <mi>a</mi>
                    <mrow>
                      <mn>1</mn>
                    </mrow>
                  </msub>
                  <mo stretchy="false">⋅</mo>
                  <mi>t</mi>
                </mrow>
              </mrow>
              <mo stretchy="false">+</mo>
              <mrow>
                <msub>
                  <mi>a</mi>
                  <mrow>
                    <mn>2</mn>
                  </mrow>
                </msub>
                <mo stretchy="false">⋅</mo>
                <msup>
                  <mi>t</mi>
                  <mn>2</mn>
                </msup>
              </mrow>
            </mrow>
            <mo stretchy="false">+</mo>
            <mn>...</mn>
          </mrow>
          <mo stretchy="false">+</mo>
          <mrow>
            <msub>
              <mi>a</mi>
              <mrow>
                <mi>n</mi>
              </mrow>
            </msub>
            <mo stretchy="false">⋅</mo>
            <msup>
              <mi>t</mi>
              <mrow>
                <mi>n</mi>
              </mrow>
            </msup>
          </mrow>
        </mrow>
      </mrow>
    </mrow>
    <annotation encoding="StarMath 5.0">y(t) = a_{0} + a_{1} cdot t + a_{2} cdot t^2 + ... + a_{n} cdot t^{n}
</annotation>
  </semantics>
</math>
</file>

<file path=Object 13/content.xml><?xml version="1.0" encoding="utf-8"?>
<math xmlns="http://www.w3.org/1998/Math/MathML">
  <semantics>
    <mrow>
      <msub>
        <mi>a</mi>
        <mn>0</mn>
      </msub>
      <mi>,</mi>
      <mi/>
      <msub>
        <mi>a</mi>
        <mn>1</mn>
      </msub>
      <mi>,</mi>
      <mi/>
      <msub>
        <mi>a</mi>
        <mn>2</mn>
      </msub>
      <mi/>
      <mn>...</mn>
      <mi/>
      <msub>
        <mi>a</mi>
        <mi>n</mi>
      </msub>
    </mrow>
    <annotation encoding="StarMath 5.0">a_0 ,~a_1 ,~a_2 ~...~a_n</annotation>
  </semantics>
</math>
</file>

<file path=Object 2/content.xml><?xml version="1.0" encoding="utf-8"?>
<math xmlns="http://www.w3.org/1998/Math/MathML">
  <semantics>
    <mrow>
      <mi>i</mi>
    </mrow>
    <annotation encoding="StarMath 5.0">i</annotation>
  </semantics>
</math>
</file>

<file path=Object 3/content.xml><?xml version="1.0" encoding="utf-8"?>
<math xmlns="http://www.w3.org/1998/Math/MathML">
  <semantics>
    <mrow>
      <mi>n</mi>
      <mi>i</mi>
    </mrow>
    <annotation encoding="StarMath 5.0">n i</annotation>
  </semantics>
</math>
</file>

<file path=Object 4/content.xml><?xml version="1.0" encoding="utf-8"?>
<math xmlns="http://www.w3.org/1998/Math/MathML">
  <semantics>
    <mrow>
      <mrow>
        <mrow>
          <mi>A</mi>
          <mo stretchy="false">=</mo>
          <mfenced open="[" close="]">
            <mrow>
              <mfenced open="[" close="]">
                <mrow>
                  <mover accent="true">
                    <msub>
                      <mrow>
                        <mi>a</mi>
                      </mrow>
                      <mn>1</mn>
                    </msub>
                    <mo stretchy="false">⃗</mo>
                  </mover>
                </mrow>
              </mfenced>
              <mi>,</mi>
              <mfenced open="[" close="]">
                <mrow>
                  <mover accent="true">
                    <msub>
                      <mrow>
                        <mi>a</mi>
                      </mrow>
                      <mn>2</mn>
                    </msub>
                    <mo stretchy="false">⃗</mo>
                  </mover>
                </mrow>
              </mfenced>
              <mi>,</mi>
              <mn>...</mn>
              <mfenced open="[" close="]">
                <mrow>
                  <mover accent="true">
                    <msub>
                      <mrow>
                        <mi>a</mi>
                      </mrow>
                      <mi>m</mi>
                    </msub>
                    <mo stretchy="false">⃗</mo>
                  </mover>
                </mrow>
              </mfenced>
            </mrow>
          </mfenced>
        </mrow>
        <mo stretchy="false">=</mo>
        <mfenced open="[" close="]">
          <mrow>
            <mrow>
              <mo stretchy="false">[</mo>
              <mrow>
                <msub>
                  <mi>a</mi>
                  <mrow>
                    <mn>0,1</mn>
                  </mrow>
                </msub>
                <mi>,</mi>
                <msub>
                  <mi>a</mi>
                  <mrow>
                    <mn>1,1</mn>
                  </mrow>
                </msub>
                <mi>,</mi>
                <mn>...</mn>
                <msub>
                  <mi>a</mi>
                  <mrow>
                    <mi mathvariant="italic">n1</mi>
                    <mn>,1</mn>
                  </mrow>
                </msub>
              </mrow>
              <mo stretchy="false">]</mo>
            </mrow>
            <mi>,</mi>
            <mrow>
              <mo stretchy="false">[</mo>
              <mrow>
                <msub>
                  <mi>a</mi>
                  <mrow>
                    <mn>0,2</mn>
                  </mrow>
                </msub>
                <mi>,</mi>
                <msub>
                  <mi>a</mi>
                  <mrow>
                    <mn>1,2</mn>
                  </mrow>
                </msub>
                <mi>,</mi>
                <mn>...</mn>
                <msub>
                  <mi>a</mi>
                  <mrow>
                    <mi mathvariant="italic">n2</mi>
                    <mn>,2</mn>
                  </mrow>
                </msub>
              </mrow>
              <mo stretchy="false">]</mo>
            </mrow>
            <mi>,</mi>
            <mn>...</mn>
            <mrow>
              <mo stretchy="false">[</mo>
              <mrow>
                <msub>
                  <mi>a</mi>
                  <mrow>
                    <mn>0,</mn>
                    <mi>m</mi>
                  </mrow>
                </msub>
                <mi>,</mi>
                <msub>
                  <mi>a</mi>
                  <mrow>
                    <mn>1,</mn>
                    <mi>m</mi>
                  </mrow>
                </msub>
                <mi>,</mi>
                <mn>...</mn>
                <msub>
                  <mi>a</mi>
                  <mrow>
                    <mi mathvariant="italic">nm</mi>
                    <mi>,</mi>
                    <mi>m</mi>
                  </mrow>
                </msub>
              </mrow>
              <mo stretchy="false">]</mo>
            </mrow>
          </mrow>
        </mfenced>
      </mrow>
    </mrow>
    <annotation encoding="StarMath 5.0">A = left [
           left [ vec{a}_1 right ],left [vec{a}_2 right ], ... left [ vec{a}_m right ]
right ] =
left [

[a_{0,1} , a_{1,1} , ... a_{n1,1}],
[a_{0,2} , a_{1,2} , ... a_{n2,2}],...
[a_{0,m} , a_{1,m} , ... a_{nm,m}]
right ]</annotation>
  </semantics>
</math>
</file>

<file path=Object 8/content.xml><?xml version="1.0" encoding="utf-8"?>
<math xmlns="http://www.w3.org/1998/Math/MathML">
  <semantics>
    <mrow>
      <msub>
        <mi>a</mi>
        <mn>0</mn>
      </msub>
      <mi>,</mi>
      <mi/>
      <msub>
        <mi>a</mi>
        <mn>1</mn>
      </msub>
      <mi>,</mi>
      <mi/>
      <msub>
        <mi>a</mi>
        <mn>2</mn>
      </msub>
      <mi/>
      <mn>...</mn>
      <mi/>
      <msub>
        <mi>a</mi>
        <mi>n</mi>
      </msub>
    </mrow>
    <annotation encoding="StarMath 5.0">a_0 , ~ a_1 , ~a_2 ~...~a_n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